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7ec5" officeooo:paragraph-rsid="00187ec5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87ec5" style:font-style-asian="normal" style:font-weight-asian="normal"/>
    </style:style>
    <style:style style:name="T4" style:family="text">
      <style:text-properties officeooo:rsid="00187e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20t</text:span>h of <text:span text:style-name="T4">January</text:span> 202<text:span text:style-name="T4">1</text:span> under the <text:span text:style-name="T4">38th</text:span> PA Meeting.</text:p>
      <text:p text:style-name="P1"/>
      <text:p text:style-name="P1">The Assembly, recognising the current situation,</text:p>
      <text:p text:style-name="P1"/>
      <text:p text:style-name="P4">Constitutes the need to enact “Operation Enduring New England” as laid down in https://docs.google.com/document/d/19DHSH6vQM0GuDaxkntx6ynESQOsemraBvdp4aNpI334/edit?usp=sharing</text:p>
      <text:p text:style-name="P1"/>
      <text:p text:style-name="P1">And proceeds.</text:p>
      <text:p text:style-name="P1"/>
      <text:p text:style-name="P1">Signed by,</text:p>
      <text:p text:style-name="P4">Comradedoggo_21</text:p>
      <text:p text:style-name="P1"/>
      <text:p text:style-name="P1"/>
      <text:p text:style-name="P1"/>
      <text:p text:style-name="Standard"><text:span text:style-name="T1">[</text:span><text:span text:style-name="T2">Motion 38-3: To enact Operation Enduring New Englan</text:span><text:span text:style-name="T3">d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1-21T12:22:49.345869792</dc:date>
    <meta:editing-duration>PT1M24S</meta:editing-duration>
    <meta:editing-cycles>3</meta:editing-cycles>
    <meta:generator>LibreOffice/7.0.4.2$Linux_X86_64 LibreOffice_project/573028415b474775687f7355a6d413c41d013a01</meta:generator>
    <meta:document-statistic meta:table-count="0" meta:image-count="0" meta:object-count="0" meta:page-count="1" meta:paragraph-count="7" meta:word-count="48" meta:character-count="402" meta:non-whitespace-character-count="361"/>
  </office:meta>
</office:document-meta>
</file>